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19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455cm" fo:break-before="auto" style:use-optimal-row-height="false"/>
    </style:style>
    <style:style style:name="ta1" style:family="table" style:master-page-name="PageStyle_5f_Lijst_20_55_20_distr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9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Lijst 55 distr..A63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3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Lijst 55 distr..A63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ijst 55 distr.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19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<text:a xlink:href="#Lijst 55 distr..A63" xlink:type="simple">LYST DER VYF-EN-VYFTIG DISTRICTEN [1795]</text:a></text:span></text:p>
          </table:table-cell>
          <table:covered-table-cell table:style-name="ce9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[Districten]</text:p>
          </table:table-cell>
          <table:table-cell table:style-name="ce10"/>
          <table:table-cell table:style-name="ce14" office:value-type="string" calcext:value-type="string">
            <text:p>Zielen</text:p>
          </table:table-cell>
          <table:table-cell table:style-name="ce20" office:value-type="string" calcext:value-type="string">
            <text:p><text:s/>RolNr</text:p>
          </table:table-cell>
          <table:table-cell table:style-name="ce24" office:value-type="string" calcext:value-type="string">
            <text:p><text:s/>BeeldNr</text:p>
          </table:table-cell>
          <table:table-cell table:style-name="ce24" office:value-type="string" calcext:value-type="string">
            <text:p><text:s/>Publ-BladNr</text:p>
          </table:table-cell>
          <table:table-cell table:style-name="ce24" office:value-type="string" calcext:value-type="string">
            <text:p><text:s/>Blad-TabelNr</text:p>
          </table:table-cell>
          <table:table-cell table:style-name="ce27" office:value-type="string" calcext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21" table:number-columns-repeated="5"/>
          <table:table-cell table:number-columns-repeated="1016"/>
        </table:table-row>
        <table:table-row table:style-name="ro4">
          <table:table-cell table:style-name="ce5" office:value-type="string" calcext:value-type="string">
            <text:p>1. Het District van het Noorden</text:p>
          </table:table-cell>
          <table:table-cell table:style-name="ce11"/>
          <table:table-cell table:style-name="ce15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. Het District van de Noorder-Koggen</text:p>
          </table:table-cell>
          <table:table-cell table:style-name="ce11"/>
          <table:table-cell table:style-name="ce16" office:value-type="float" office:value="15149" calcext:value-type="float">
            <text:p>151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. Het District van Kennemer-Eind</text:p>
          </table:table-cell>
          <table:table-cell table:style-name="ce11"/>
          <table:table-cell table:style-name="ce16" office:value-type="float" office:value="15217" calcext:value-type="float">
            <text:p>1521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. Het District van den Zuider-Zeegolf</text:p>
          </table:table-cell>
          <table:table-cell table:style-name="ce11"/>
          <table:table-cell table:style-name="ce16" office:value-type="float" office:value="15106" calcext:value-type="float">
            <text:p>1510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5. Het District van de Zuider-Zee</text:p>
          </table:table-cell>
          <table:table-cell table:style-name="ce11"/>
          <table:table-cell table:style-name="ce16" office:value-type="float" office:value="15094" calcext:value-type="float">
            <text:p>1509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6. Het District van de Bedykte Meeren</text:p>
          </table:table-cell>
          <table:table-cell table:style-name="ce11"/>
          <table:table-cell table:style-name="ce16" office:value-type="float" office:value="15065" calcext:value-type="float">
            <text:p>150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7. Het District van de Noord-Zee</text:p>
          </table:table-cell>
          <table:table-cell table:style-name="ce11"/>
          <table:table-cell table:style-name="ce16" office:value-type="float" office:value="15059" calcext:value-type="float">
            <text:p>150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8. Het District van den Westzaan</text:p>
          </table:table-cell>
          <table:table-cell table:style-name="ce11"/>
          <table:table-cell table:style-name="ce16" office:value-type="float" office:value="14919" calcext:value-type="float">
            <text:p>1491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9. Het District van den Oostzaan en Waterland</text:p>
          </table:table-cell>
          <table:table-cell table:style-name="ce11"/>
          <table:table-cell table:style-name="ce16" office:value-type="float" office:value="15050" calcext:value-type="float">
            <text:p>150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0. Het District van het Spaaren</text:p>
          </table:table-cell>
          <table:table-cell table:style-name="ce11"/>
          <table:table-cell table:style-name="ce16" office:value-type="float" office:value="15150" calcext:value-type="float">
            <text:p>151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1. Het District van Ye en Meer</text:p>
          </table:table-cell>
          <table:table-cell table:style-name="ce11"/>
          <table:table-cell table:style-name="ce16" office:value-type="float" office:value="15045" calcext:value-type="float">
            <text:p>1504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2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3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4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5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6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7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8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19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0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1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2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3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4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5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6. Het District van Meer en Amstel</text:p>
          </table:table-cell>
          <table:table-cell table:style-name="ce11"/>
          <table:table-cell table:style-name="ce16" office:value-type="float" office:value="15202" calcext:value-type="float">
            <text:p>152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7. Het District van Vecht en Zee</text:p>
          </table:table-cell>
          <table:table-cell table:style-name="ce11"/>
          <table:table-cell table:style-name="ce16" office:value-type="float" office:value="15359" calcext:value-type="float">
            <text:p>153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8. Het District van Zee en Meer</text:p>
          </table:table-cell>
          <table:table-cell table:style-name="ce11"/>
          <table:table-cell table:style-name="ce16" office:value-type="float" office:value="15175" calcext:value-type="float">
            <text:p>151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29. De twee Districten van den Wester-Rhyn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0. De twee Districten van den Wester-Rhyn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1. Het District van den Midden-Rhyn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2. Het District van den Ooster-Rhyn</text:p>
          </table:table-cell>
          <table:table-cell table:style-name="ce11"/>
          <table:table-cell table:style-name="ce16" office:value-type="float" office:value="15212" calcext:value-type="float">
            <text:p>1521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3. Het District van Gouwe en Yssel</text:p>
          </table:table-cell>
          <table:table-cell table:style-name="ce11"/>
          <table:table-cell table:style-name="ce16" office:value-type="float" office:value="15444" calcext:value-type="float">
            <text:p>1544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4. De drie Districten van Vliet en Zee</text:p>
          </table:table-cell>
          <table:table-cell table:style-name="ce11"/>
          <table:table-cell table:style-name="ce16" office:value-type="float" office:value="15060" calcext:value-type="float">
            <text:p>150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5. De drie Districten van Vliet en Zee</text:p>
          </table:table-cell>
          <table:table-cell table:style-name="ce11"/>
          <table:table-cell table:style-name="ce16" office:value-type="float" office:value="15060" calcext:value-type="float">
            <text:p>150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6. De drie Districten van Vliet en Zee</text:p>
          </table:table-cell>
          <table:table-cell table:style-name="ce11"/>
          <table:table-cell table:style-name="ce16" office:value-type="float" office:value="15060" calcext:value-type="float">
            <text:p>150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7. Het District van de Delf</text:p>
          </table:table-cell>
          <table:table-cell table:style-name="ce11"/>
          <table:table-cell table:style-name="ce16" office:value-type="float" office:value="14910" calcext:value-type="float">
            <text:p>149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8. Het District van het Westerland</text:p>
          </table:table-cell>
          <table:table-cell table:style-name="ce11"/>
          <table:table-cell table:style-name="ce16" office:value-type="float" office:value="15124" calcext:value-type="float">
            <text:p>151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ubtotaal/transport [zie noot]</text:p>
          </table:table-cell>
          <table:table-cell table:style-name="ce11"/>
          <table:table-cell table:style-name="ce16" office:value-type="float" office:value="572880" calcext:value-type="float">
            <text:p>5728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39. Het District van Maasmond</text:p>
          </table:table-cell>
          <table:table-cell table:style-name="ce11"/>
          <table:table-cell table:style-name="ce16" office:value-type="float" office:value="15071" calcext:value-type="float">
            <text:p>1507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0. Het District van de Schie</text:p>
          </table:table-cell>
          <table:table-cell table:style-name="ce11"/>
          <table:table-cell table:style-name="ce16" office:value-type="float" office:value="15032" calcext:value-type="float">
            <text:p>150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1. De vier Districten van de Maas</text:p>
          </table:table-cell>
          <table:table-cell table:style-name="ce11"/>
          <table:table-cell table:style-name="ce16" office:value-type="float" office:value="15095" calcext:value-type="float">
            <text:p>150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2. De vier Districten van de Maas</text:p>
          </table:table-cell>
          <table:table-cell table:style-name="ce11"/>
          <table:table-cell table:style-name="ce16" office:value-type="float" office:value="15095" calcext:value-type="float">
            <text:p>150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3. De vier Districten van de Maas</text:p>
          </table:table-cell>
          <table:table-cell table:style-name="ce11"/>
          <table:table-cell table:style-name="ce16" office:value-type="float" office:value="15096" calcext:value-type="float">
            <text:p>1509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4. De vier Districten van de Maas</text:p>
          </table:table-cell>
          <table:table-cell table:style-name="ce11"/>
          <table:table-cell table:style-name="ce16" office:value-type="float" office:value="15096" calcext:value-type="float">
            <text:p>1509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5. Het District van Rotte en Yssel</text:p>
          </table:table-cell>
          <table:table-cell table:style-name="ce11"/>
          <table:table-cell table:style-name="ce16" office:value-type="float" office:value="15083" calcext:value-type="float">
            <text:p>150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6. Het District van Yssel en Lek</text:p>
          </table:table-cell>
          <table:table-cell table:style-name="ce11"/>
          <table:table-cell table:style-name="ce16" office:value-type="float" office:value="15202" calcext:value-type="float">
            <text:p>152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7. Het District van Maas-Eiland</text:p>
          </table:table-cell>
          <table:table-cell table:style-name="ce11"/>
          <table:table-cell table:style-name="ce16" office:value-type="float" office:value="15063" calcext:value-type="float">
            <text:p>150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8. Het District van Lek en Merwede</text:p>
          </table:table-cell>
          <table:table-cell table:style-name="ce11"/>
          <table:table-cell table:style-name="ce16" office:value-type="float" office:value="14955" calcext:value-type="float">
            <text:p>149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49. Het District van het Oosterland</text:p>
          </table:table-cell>
          <table:table-cell table:style-name="ce11"/>
          <table:table-cell table:style-name="ce16" office:value-type="float" office:value="15102" calcext:value-type="float">
            <text:p>151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50. Het District van Maas en Haringvliet</text:p>
          </table:table-cell>
          <table:table-cell table:style-name="ce11"/>
          <table:table-cell table:style-name="ce16" office:value-type="float" office:value="14875" calcext:value-type="float">
            <text:p>148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51. Het District van Maas en Hollands-Diep</text:p>
          </table:table-cell>
          <table:table-cell table:style-name="ce11"/>
          <table:table-cell table:style-name="ce16" office:value-type="float" office:value="15100" calcext:value-type="float">
            <text:p>151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52. Het District van de Merwede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53. Het District van Biesbosch en Maas</text:p>
          </table:table-cell>
          <table:table-cell table:style-name="ce11"/>
          <table:table-cell table:style-name="ce16" office:value-type="float" office:value="14865" calcext:value-type="float">
            <text:p>148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54. Het District van de Zeegaten</text:p>
          </table:table-cell>
          <table:table-cell table:style-name="ce11"/>
          <table:table-cell table:style-name="ce16" office:value-type="float" office:value="15075" calcext:value-type="float">
            <text:p>150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55. Het District van het Zuiden</text:p>
          </table:table-cell>
          <table:table-cell table:style-name="ce11"/>
          <table:table-cell table:style-name="ce16" office:value-type="float" office:value="14847" calcext:value-type="float">
            <text:p>148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[Totaal]</text:p>
          </table:table-cell>
          <table:table-cell table:style-name="ce11"/>
          <table:table-cell table:style-name="ce17" office:value-type="float" office:value="828532" calcext:value-type="float">
            <text:p>828532</text:p>
          </table:table-cell>
          <table:table-cell table:style-name="ce23" office:value-type="string" calcext:value-type="string">
            <text:p>39</text:p>
          </table:table-cell>
          <table:table-cell table:style-name="ce26" office:value-type="string" calcext:value-type="string">
            <text:p>0200</text:p>
          </table:table-cell>
          <table:table-cell table:style-name="ce26" office:value-type="string" calcext:value-type="string">
            <text:p>0020</text:p>
          </table:table-cell>
          <table:table-cell table:style-name="ce26" office:value-type="string" calcext:value-type="string">
            <text:p>01</text:p>
          </table:table-cell>
          <table:table-cell table:style-name="ce29" office:value-type="string" calcext:value-type="string">
            <text:p>01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3" table:number-rows-spanned="1">
            <text:p>Noot: Onderaan iedere pagina staat een optelling van de aantallen tot dan toe; op de volgende pagina staat bovenaan het getransporteerde totaal.</text:p>
          </table:table-cell>
          <table:covered-table-cell table:style-name="ce12"/>
          <table:covered-table-cell table:style-name="ce18"/>
          <table:table-cell table:number-columns-repeated="1021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L39D" table:base-cell-address="$'Lijst 55 distr.'.$A$1" table:cell-range-address="$'Lijst 55 distr.'.$A$5:.$C$6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55_20_distr." style:display-name="PageStyle_Lijst 55 distr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3T13:15:44</meta:creation-date>
    <dc:creator>Yamit</dc:creator>
    <dc:date>2004-12-23T13:27:01</dc:date>
    <meta:document-statistic meta:table-count="1" meta:cell-count="408" meta:object-count="0"/>
    <meta:generator>LibreOffice/4.2.7.2$Linux_X86_64 LibreOffice_project/420m0$Build-2</meta:generator>
  </office:meta>
</office:document-meta>
</file>